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10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" office:value-type="string" calcext:value-type="string" table:number-columns-spanned="4" table:number-rows-spanned="1">
            <text:p>Camin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Cost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Nodos abiertos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Tiempo</text:p>
          </table:table-cell>
          <table:covered-table-cell table:number-columns-repeated="3" table:style-name="ce12"/>
        </table:table-row>
        <table:table-row table:style-name="ro1">
          <table:covered-table-cell table:style-name="ce12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2590</text:p>
          </table:table-cell>
          <table:table-cell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0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:00:00.015942</text:p>
          </table:table-cell>
          <table:table-cell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office:value-type="string" calcext:value-type="string">
            <text:p>0:00:00.0100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[0, 1, 9, 2, 3, 7, 5, 4, 6, 8, 0]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348923" calcext:value-type="float">
            <text:p>348923</text:p>
          </table:table-cell>
          <table:table-cell office:value-type="float" office:value="325959" calcext:value-type="float">
            <text:p>325959</text:p>
          </table:table-cell>
          <table:table-cell office:value-type="float" office:value="245559" calcext:value-type="float">
            <text:p>245559</text:p>
          </table:table-cell>
          <table:table-cell office:value-type="float" office:value="239175" calcext:value-type="float">
            <text:p>239175</text:p>
          </table:table-cell>
          <table:table-cell office:value-type="string" calcext:value-type="string">
            <text:p>5:12:13.763506</text:p>
          </table:table-cell>
          <table:table-cell office:value-type="string" calcext:value-type="string">
            <text:p>5:18:48.088452</text:p>
          </table:table-cell>
          <table:table-cell office:value-type="string" calcext:value-type="string">
            <text:p>3:22:40.988535</text:p>
          </table:table-cell>
          <table:table-cell office:value-type="string" calcext:value-type="string">
            <text:p>3:29:21.9391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s de 19 horas</text:p>
          </table:table-cell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4, 9, 14, 1, 5, 10, 2, 6, 11, 3, 7, 12, 8, 13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4, 9, 14, 1, 5, 10, 2, 6, 11, 3, 7, 12, 8, 13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3114" calcext:value-type="float">
            <text:p>13114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s de 16 horas</text:p>
          </table:table-cell>
          <table:table-cell office:value-type="string" calcext:value-type="string">
            <text:p>0:02:24.126228</text:p>
          </table:table-cell>
          <table:table-cell office:value-type="string" calcext:value-type="string">
            <text:p>Mas de 24 horas</text:p>
          </table:table-cell>
          <table:table-cell office:value-type="string" calcext:value-type="string">
            <text:p>0:00:00.064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6:06:06.628490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5-06T16:18:22.148304268</dc:date>
    <meta:editing-duration>PT2H23M14S</meta:editing-duration>
    <meta:editing-cycles>6</meta:editing-cycles>
    <meta:generator>LibreOffice/6.4.7.2$Linux_X86_64 LibreOffice_project/40$Build-2</meta:generator>
    <meta:document-statistic meta:table-count="1" meta:cell-count="224" meta:object-count="0"/>
  </office:meta>
</office:document-meta>
</file>